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4.662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5.946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826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12.067cm"/>
    </style:style>
    <style:style style:name="gr1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297cm"/>
    </style:style>
    <style:style style:name="gr13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6.153cm"/>
    </style:style>
    <style:style style:name="gr14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595cm"/>
    </style:style>
    <style:style style:name="gr15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6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3.95cm" fo:min-width="13.46cm"/>
    </style:style>
    <style:style style:name="gr17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8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9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20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21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22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23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4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3.688cm"/>
    </style:style>
    <style:style style:name="gr25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9.108cm"/>
    </style:style>
    <style:style style:name="gr26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087cm"/>
    </style:style>
    <style:style style:name="gr27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4.231cm"/>
    </style:style>
    <style:style style:name="gr28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7.647cm"/>
    </style:style>
    <style:style style:name="gr29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3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.712cm" fo:min-width="10.099cm"/>
    </style:style>
    <style:style style:name="gr31" style:family="graphic" style:parent-style-name="standard">
      <style:graphic-properties draw:stroke="none" svg:stroke-color="#000000" draw:fill="none" draw:fill-color="#ffffff" fo:min-height="4.735cm"/>
    </style:style>
    <style:style style:name="gr32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1.423cm" fo:min-width="3.174cm"/>
    </style:style>
    <style:style style:name="gr33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 fo:min-height="2.296cm" fo:min-width="2.25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3.2cm" svg:x="0.9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9cm" svg:x2="1.3cm" svg:y2="14.3cm">
          <text:p/>
        </draw:line>
        <draw:line draw:style-name="gr2" draw:text-style-name="P1" xml:id="id2" draw:id="id2" draw:layer="layout" svg:x1="4.3cm" svg:y1="7.9cm" svg:x2="4.3cm" svg:y2="14.3cm">
          <text:p/>
        </draw:line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9cm" svg:x2="1.8cm" svg:y2="9.2cm">
          <text:p/>
        </draw:line>
        <draw:line draw:style-name="gr2" draw:text-style-name="P1" xml:id="id6" draw:id="id6" draw:layer="layout" svg:x1="3.8cm" svg:y1="7.9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5cm" svg:x2="3.8cm" svg:y2="8.5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2cm" svg:y1="7cm" svg:x2="2.7cm" svg:y2="8.1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8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15.162cm" svg:height="0.962cm" svg:x="2.6cm" svg:y="6.1cm">
          <draw:text-box>
            <text:p>Top portion (See Bottom portion for insert reference)</text:p>
          </draw:text-box>
        </draw:frame>
        <draw:frame draw:style-name="gr9" draw:layer="layout" svg:width="6.446cm" svg:height="0.962cm" svg:x="5.1cm" svg:y="8cm">
          <draw:text-box>
            <text:p>Rim Width = 1.45mm</text:p>
          </draw:text-box>
        </draw:frame>
        <draw:frame draw:style-name="gr10" draw:layer="layout" svg:width="7.326cm" svg:height="0.962cm" svg:x="4.7cm" svg:y="9.438cm">
          <draw:text-box>
            <text:p>Portion Width = 10.1mm</text:p>
          </draw:text-box>
        </draw:frame>
        <draw:frame draw:style-name="gr11" draw:layer="layout" svg:width="12.567cm" svg:height="0.962cm" svg:x="4.878cm" svg:y="10.438cm">
          <draw:text-box>
            <text:p>Unused Clear Height (Varies with ring size)</text:p>
          </draw:text-box>
        </draw:frame>
        <draw:frame draw:style-name="gr12" draw:layer="layout" svg:width="6.797cm" svg:height="0.962cm" svg:x="4.685cm" svg:y="11.9cm">
          <draw:text-box>
            <text:p>Overall Width = 13mm</text:p>
          </draw:text-box>
        </draw:frame>
        <draw:frame draw:style-name="gr13" draw:layer="layout" svg:width="6.653cm" svg:height="0.962cm" svg:x="5.5cm" svg:y="13.038cm">
          <draw:text-box>
            <text:p>Rim Height = 0.42mm</text:p>
          </draw:text-box>
        </draw:frame>
        <draw:frame draw:style-name="gr14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5" draw:text-style-name="P1" draw:layer="layout" svg:x1="3.8cm" svg:y1="15.4cm" svg:x2="3.8cm" svg:y2="17.4cm">
          <text:p/>
        </draw:line>
        <draw:line draw:style-name="gr15" draw:text-style-name="P1" draw:layer="layout" svg:x1="1.8cm" svg:y1="15.4cm" svg:x2="3.8cm" svg:y2="15.4cm">
          <text:p/>
        </draw:line>
        <draw:line draw:style-name="gr15" draw:text-style-name="P1" draw:layer="layout" svg:x1="1.8cm" svg:y1="15.4cm" svg:x2="1.8cm" svg:y2="17.4cm">
          <text:p/>
        </draw:line>
        <draw:line draw:style-name="gr15" draw:text-style-name="P1" draw:layer="layout" svg:x1="1.8cm" svg:y1="16.2cm" svg:x2="3.8cm" svg:y2="16.2cm">
          <text:p/>
        </draw:line>
        <draw:line draw:style-name="gr15" draw:text-style-name="P1" draw:layer="layout" svg:x1="1.8cm" svg:y1="16.7cm" svg:x2="3.8cm" svg:y2="16.7cm">
          <text:p/>
        </draw:line>
        <draw:frame draw:style-name="gr16" draw:layer="layout" svg:width="13.96cm" svg:height="4.2cm" svg:x="4.8cm" svg:y="15.7cm">
          <draw:text-box>
            <text:p>Clear Glue = 300μm – Note: Flat</text:p>
            <text:p>Inlay= 120μm <text:s/>(Note 210μm at Bump)</text:p>
            <text:p>Ring Blank = 980μm – Note: Comfort fit edge</text:p>
            <text:p>Ring Blank = 1600μm – Note: Comfort fit middle</text:p>
          </draw:text-box>
        </draw:frame>
        <draw:line draw:style-name="gr17" draw:text-style-name="P1" draw:layer="layout" svg:x1="4.9cm" svg:y1="16.1cm" svg:x2="3.3cm" svg:y2="15.8cm">
          <text:p/>
        </draw:line>
        <draw:line draw:style-name="gr17" draw:text-style-name="P1" draw:layer="layout" svg:x1="4.9cm" svg:y1="16.7cm" svg:x2="3.3cm" svg:y2="16.4cm">
          <text:p/>
        </draw:line>
        <draw:line draw:style-name="gr17" draw:text-style-name="P1" draw:layer="layout" svg:x1="4.9cm" svg:y1="17.4cm" svg:x2="3.4cm" svg:y2="17.2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8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.9cm" svg:y1="23.9cm" svg:x2="8cm" svg:y2="23.9cm">
          <text:p/>
        </draw:line>
        <draw:line draw:style-name="gr19" draw:text-style-name="P1" draw:layer="layout" svg:x1="1.3cm" svg:y1="24.4cm" svg:x2="8.6cm" svg:y2="24.4cm">
          <text:p/>
        </draw:line>
        <draw:line draw:style-name="gr20" draw:text-style-name="P1" draw:layer="layout" svg:x1="9.6cm" svg:y1="22.3cm" svg:x2="6.7cm" svg:y2="23.8cm">
          <text:p/>
        </draw:line>
        <draw:line draw:style-name="gr21" draw:text-style-name="P1" draw:layer="layout" svg:x1="9.4cm" svg:y1="25.8cm" svg:x2="6.7cm" svg:y2="24.4cm">
          <text:p/>
        </draw:line>
        <draw:line draw:style-name="gr22" draw:text-style-name="P1" draw:layer="layout" svg:x1="4.9cm" svg:y1="20.9cm" svg:x2="4.9cm" svg:y2="20.3cm">
          <text:p/>
        </draw:line>
        <draw:line draw:style-name="gr20" draw:text-style-name="P1" draw:layer="layout" svg:x1="8.1cm" svg:y1="20.2cm" svg:x2="5.1cm" svg:y2="20.6cm">
          <text:p/>
        </draw:line>
        <draw:line draw:style-name="gr23" draw:text-style-name="P1" draw:layer="layout" svg:x1="2.1cm" svg:y1="22.8cm" svg:x2="1.5cm" svg:y2="22.5cm">
          <text:p/>
        </draw:line>
        <draw:line draw:style-name="gr23" draw:text-style-name="P1" draw:layer="layout" svg:x1="7.752cm" svg:y1="22.8cm" svg:x2="8.352cm" svg:y2="22.5cm">
          <text:p/>
        </draw:line>
        <draw:line draw:style-name="gr21" draw:text-style-name="P1" draw:layer="layout" svg:x1="9.4cm" svg:y1="21.7cm" svg:x2="8.1cm" svg:y2="22.2cm">
          <text:p/>
        </draw:line>
        <draw:line draw:style-name="gr21" draw:text-style-name="P1" draw:layer="layout" svg:x1="8.7cm" svg:y1="27.8cm" svg:x2="6.4cm" svg:y2="27.3cm">
          <text:p/>
        </draw:line>
        <draw:frame draw:style-name="gr24" draw:layer="layout" svg:width="14.188cm" svg:height="0.962cm" svg:x="6.6cm" svg:y="19.2cm">
          <draw:text-box>
            <text:p>Depth at center of ring = 2.0mm (Edge = 1.4mm)</text:p>
          </draw:text-box>
        </draw:frame>
        <draw:frame draw:style-name="gr25" draw:layer="layout" svg:width="9.608cm" svg:height="0.962cm" svg:x="8.3cm" svg:y="20.5cm">
          <draw:text-box>
            <text:p>Top portion inner length = 20mm</text:p>
          </draw:text-box>
        </draw:frame>
        <draw:frame draw:style-name="gr26" draw:layer="layout" svg:width="4.587cm" svg:height="0.962cm" svg:x="9.513cm" svg:y="21.9cm">
          <draw:text-box>
            <text:p>Inner diameter</text:p>
          </draw:text-box>
        </draw:frame>
        <draw:frame draw:style-name="gr27" draw:layer="layout" svg:width="4.731cm" svg:height="0.962cm" svg:x="9.369cm" svg:y="25.3cm">
          <draw:text-box>
            <text:p>Outer diameter</text:p>
          </draw:text-box>
        </draw:frame>
        <draw:frame draw:style-name="gr28" draw:layer="layout" svg:width="8.147cm" svg:height="0.962cm" svg:x="8.6cm" svg:y="27.3cm">
          <draw:text-box>
            <text:p>Bottom portion outer length</text:p>
          </draw:text-box>
        </draw:frame>
        <draw:frame draw:style-name="gr29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21" draw:text-style-name="P1" draw:layer="layout" svg:x1="8.4cm" svg:y1="21cm" svg:x2="7cm" svg:y2="21.7cm">
          <text:p/>
        </draw:line>
        <draw:frame draw:style-name="gr30" draw:layer="layout" svg:width="10.599cm" svg:height="0.962cm" svg:x="8.6cm" svg:y="26.238cm">
          <draw:text-box>
            <text:p>Bottom portion inner length = 20mm</text:p>
          </draw:text-box>
        </draw:frame>
        <draw:line draw:style-name="gr21" draw:text-style-name="P1" draw:layer="layout" svg:x1="8.8cm" svg:y1="26.8cm" svg:x2="6.1cm" svg:y2="26.8cm">
          <text:p/>
        </draw:line>
        <draw:line draw:style-name="gr23" draw:text-style-name="P1" draw:layer="layout" svg:x1="2.5cm" svg:y1="25.8cm" svg:x2="1.9cm" svg:y2="26.1cm">
          <text:p/>
        </draw:line>
        <draw:line draw:style-name="gr23" draw:text-style-name="P1" draw:layer="layout" svg:x1="7.3cm" svg:y1="25.8cm" svg:x2="7.9cm" svg:y2="26.1cm">
          <text:p/>
        </draw:line>
        <draw:frame draw:style-name="gr31" draw:text-style-name="P3" draw:layer="layout" svg:width="16.3cm" svg:height="4.985cm" svg:x="1.4cm" svg:y="1.2cm">
          <draw:text-box>
            <text:p><text:span text:style-name="T2">Eclipse Alpha Ring</text:span></text:p>
          </draw:text-box>
        </draw:frame>
        <draw:path draw:style-name="gr2" draw:text-style-name="P1" draw:layer="layout" svg:width="1.846cm" svg:height="0.559cm" draw:transform="skewX (0.157603231455088) rotate (2.8918360376294) translate (3.57545223653657cm 17.9033937283529cm)" svg:viewBox="0 0 1847 560" svg:d="M1847 36c-213 3-426-61-637-25-193 34-386 67-571 136-215 81-358 227-553 325l-86 88">
          <text:p/>
        </draw:path>
        <draw:line draw:style-name="gr17" draw:text-style-name="P1" draw:layer="layout" svg:x1="4.9cm" svg:y1="18.2cm" svg:x2="2.7cm" svg:y2="17.7cm">
          <text:p/>
        </draw:line>
        <draw:line draw:style-name="gr7" draw:text-style-name="P1" draw:layer="layout" svg:x1="4.8cm" svg:y1="7.402cm" svg:x2="4.3cm" svg:y2="7.902cm">
          <text:p/>
        </draw:line>
        <draw:frame draw:style-name="gr32" draw:layer="layout" svg:width="14cm" svg:height="1.673cm" svg:x="4.7cm" svg:y="6.829cm">
          <draw:text-box>
            <text:p>Rim Radius = 0.75mm</text:p>
            <text:p/>
          </draw:text-box>
        </draw:frame>
        <draw:line draw:style-name="gr7" draw:text-style-name="P1" draw:layer="layout" svg:x1="4.801cm" svg:y1="7.384cm" svg:x2="4.3cm" svg:y2="14.302cm">
          <text:p/>
        </draw:line>
        <draw:line draw:style-name="gr7" draw:text-style-name="P1" draw:layer="layout" svg:x1="4.801cm" svg:y1="7.384cm" svg:x2="1.3cm" svg:y2="7.902cm">
          <text:p/>
        </draw:line>
        <draw:line draw:style-name="gr7" draw:text-style-name="P1" draw:layer="layout" svg:x1="4.801cm" svg:y1="7.384cm" svg:x2="1.3cm" svg:y2="14.302cm">
          <text:p/>
        </draw:line>
        <draw:custom-shape draw:style-name="gr33" draw:text-style-name="P1" draw:layer="layout" svg:width="3.9cm" svg:height="3.6cm" svg:x="13.4cm" svg:y="6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rect draw:style-name="gr3" draw:text-style-name="P1" draw:layer="layout" svg:width="2.6cm" svg:height="2.6cm" svg:x="14.1cm" svg:y="7.402cm" draw:corner-radius="0.9cm">
          <text:p/>
        </draw:rect>
        <draw:line draw:style-name="gr7" draw:text-style-name="P1" draw:layer="layout" svg:x1="17.1cm" svg:y1="7.302cm" svg:x2="16.3cm" svg:y2="8.102cm">
          <text:p/>
        </draw:line>
        <draw:line draw:style-name="gr2" draw:text-style-name="P1" draw:layer="layout" svg:x1="16.7cm" svg:y1="8.101cm" svg:x2="16cm" svg:y2="8.102cm">
          <text:p/>
        </draw:line>
        <draw:line draw:style-name="gr2" draw:text-style-name="P1" draw:layer="layout" svg:x1="16cm" svg:y1="8.102cm" svg:x2="16cm" svg:y2="7.401cm">
          <text:p/>
        </draw:line>
        <draw:frame draw:style-name="gr34" draw:layer="layout" svg:width="2.792cm" svg:height="0.962cm" svg:x="16.959cm" svg:y="6.847cm">
          <draw:text-box>
            <text:p>0.75mm</text:p>
          </draw:text-box>
        </draw:frame>
        <draw:line draw:style-name="gr7" draw:text-style-name="P1" draw:layer="layout" svg:x1="11.4cm" svg:y1="7.401cm" svg:x2="13.4cm" svg:y2="8.208cm">
          <text:p/>
        </draw:line>
        <draw:line draw:style-name="gr2" draw:text-style-name="P1" draw:layer="layout" svg:x1="1.3cm" svg:y1="7.9cm" svg:x2="4.3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 </meta:initial-creator>
    <meta:creation-date>2013-08-14T15:34:23</meta:creation-date>
    <dc:date>2015-07-07T10:40:28.225000000</dc:date>
    <meta:editing-duration>PT1H15M54S</meta:editing-duration>
    <meta:editing-cycles>32</meta:editing-cycles>
    <meta:generator>LibreOffice/4.3.5.2$Windows_x86 LibreOffice_project/3a87456aaa6a95c63eea1c1b3201acedf0751bd5</meta:generator>
    <meta:document-statistic meta:object-count="82"/>
  </office:meta>
</office:document-meta>
</file>